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wer Defense</text:p>
      <text:p text:style-name="Standard"><text:span text:style-name="T1">Spielprinzip:</text:span> </text:p>
      <text:p text:style-name="Standard">-1 bis N Eingänge</text:p>
      <text:p text:style-name="Standard">-1 bis N Ausgänge</text:p>
      <text:p text:style-name="Standard">-Feinde versuchen über Wege vom Eingang zum Ausgang zu kommen</text:p>
      <text:p text:style-name="Standard">-für jede durchgekommene Einheit verliert der Spieler leben</text:p>
      <text:p text:style-name="Standard">-wenn Spieler 0 Leben hat, hat er verloren</text:p>
      <text:p text:style-name="Standard">-dem Spieler stehen Gebäude zur Verfügung, um die Feinde aufzuhalten</text:p>
      <text:p text:style-name="Standard">-Tower um Feinde zu schädigen</text:p>
      <text:p text:style-name="Standard">-Industriegebäude um Ressourcen zu sammeln, die man benötigt, um zu bauen</text:p>
      <text:p text:style-name="Standard">-Straßen zum verbinden von Gebäuden, die voneinander abhängig sind</text:p>
      <text:p text:style-name="Standard"/>
      <text:p text:style-name="Standard"/>
      <text:p text:style-name="P2">Gebäude:</text:p>
      <text:p text:style-name="Standard"/>
      <text:p text:style-name="Standard">Tower:</text:p>
      <text:p text:style-name="Standard">-Gebäude um Feind zu schwächen oder Verbündete zu stärken</text:p>
      <text:p text:style-name="Standard">Towertypen: Singleshot, Aoe, Aura, Chaining</text:p>
      <text:p text:style-name="Standard"/>
      <text:p text:style-name="Standard">Industriegebäude:</text:p>
      <text:p text:style-name="Standard">-sammeln, speichern, verteilen … Ressourcen</text:p>
      <text:p text:style-name="Standard"/>
      <text:p text:style-name="Standard">Straßen</text:p>
      <text:p text:style-name="Standard"/>
      <text:p text:style-name="Standard"/>
      <text:p text:style-name="Standard"/>
      <text:p text:style-name="Standard">Towerupgrades:</text:p>
      <text:p text:style-name="Standard">-Tower besitzen „little“(LUpgrades) und „great“ Upgrades(GUpgrades)</text:p>
      <text:p text:style-name="Standard">-LUpgrades sind rohe Stat-Aufwertungen des Towers (zB.: +Attackdmg, +Attackspeed, +Range...)</text:p>
      <text:p text:style-name="Standard">-GUpgrades enthalten rohe Stat-Aufwertungen und ändern teilweise den Charakter des Towers</text:p>
      <text:p text:style-name="Standard">-LUpgraders sind billig aber nicht kosteneffizient im Vergleich zu GUpgrades</text:p>
      <text:p text:style-name="Standard">-für GUpgrades gibt es Pfade, d.h. Zu Beginn stehen dem Spieler 1 bis N GUpgrades zur Verfügung</text:p>
      <text:p text:style-name="Standard">-nach der Auswahl eines GUpgrades stehen ihm nun 1 bis N neue GUpgrades <text:s/>zur Verfügung</text:p>
      <text:p text:style-name="Standard">-bevor der Spieler GUpgrades nehmen kann, muss er eine Vielzahl von LUpgrades nehmen</text:p>
      <text:p text:style-name="Standard">-die Anzahl wird von dem jeweiligen GUpgrade bestimmt </text:p>
      <text:p text:style-name="Standard">-ein Tower hat also ein LUpgrade-Level, was der Anzahl der LUpgrades entspricht und eine String für das jeweilige aktuelle GUpgrade, was er sich zuletzt geholt hat</text:p>
      <text:p text:style-name="Standard">-nach dem Bauen eines Towers, ist dieser String also leer, da er sich noch keine GUpgrades geholt hat</text:p>
      <text:p text:style-name="Standard">-Beispielstring nach Upgrades 1 → 2 → 2 → 4 → 1 (1.2.2.4.1)</text:p>
      <text:p text:style-name="Standard"><text:s/><text:tab/></text:p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>Spielfeld: </text:p>
      <text:p text:style-name="Standard">Weg</text:p>
      <text:p text:style-name="Standard">Wasser</text:p>
      <text:p text:style-name="Standard">Normaler Boden</text:p>
      <text:p text:style-name="Standard">Berge</text:p>
      <text:p text:style-name="Standard">Eisenvorkommen</text:p>
      <text:p text:style-name="Standard"><text:soft-page-break/>Nahrung</text:p>
      <text:p text:style-name="Standard">Wald</text:p>
      <text:p text:style-name="Standard"/>
      <text:p text:style-name="Standard"/>
      <text:p text:style-name="Standard">Ideen:</text:p>
      <text:p text:style-name="Standard">Hunter building upgrade could shoot as w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Jensch</meta:initial-creator>
    <meta:creation-date>2016-11-18T15:14:24.87</meta:creation-date>
    <meta:generator>OpenOffice/4.1.0$Win32 OpenOffice.org_project/410m18$Build-9764</meta:generator>
    <dc:date>2020-04-24T17:01:56.36</dc:date>
    <dc:creator>Oliver Jensch</dc:creator>
    <meta:editing-duration>PT15H53M47S</meta:editing-duration>
    <meta:editing-cycles>5</meta:editing-cycles>
    <meta:document-statistic meta:table-count="0" meta:image-count="0" meta:object-count="0" meta:page-count="2" meta:paragraph-count="42" meta:word-count="260" meta:character-count="1738"/>
  </office:meta>
</office:document-meta>
</file>